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38cm" fo:min-width="1.51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02cm" svg:height="0.38cm" svg:x="9.263cm" svg:y="15.51cm">
            <draw:text-box>
              <text:p text:style-name="P1"><text:span text:style-name="T1">M</text:span></text:p>
            </draw:text-box>
          </draw:frame>
          <draw:frame draw:style-name="gr1" draw:text-style-name="P2" draw:layer="layout" svg:width="0.246cm" svg:height="0.38cm" svg:x="10.349cm" svg:y="13.822cm">
            <draw:text-box>
              <text:p text:style-name="P1"><text:span text:style-name="T1">N</text:span></text:p>
            </draw:text-box>
          </draw:frame>
          <draw:frame draw:style-name="gr1" draw:text-style-name="P2" draw:layer="layout" svg:width="0.302cm" svg:height="0.38cm" svg:x="11.805cm" svg:y="15.489cm">
            <draw:text-box>
              <text:p text:style-name="P1"><text:span text:style-name="T1">O</text:span></text:p>
            </draw:text-box>
          </draw:frame>
          <draw:frame draw:style-name="gr1" draw:text-style-name="P2" draw:layer="layout" svg:width="0.304cm" svg:height="0.38cm" svg:x="10.413cm" svg:y="14.69cm">
            <draw:text-box>
              <text:p text:style-name="P1"><text:span text:style-name="T1">P</text:span></text:p>
            </draw:text-box>
          </draw:frame>
          <draw:polygon draw:style-name="gr2" draw:text-style-name="P3" draw:layer="layout" svg:width="2.22cm" svg:height="1.334cm" svg:x="9.563cm" svg:y="14.177cm" svg:viewBox="0 0 2221 1335" draw:points="0,1335 887,0 2221,1335 887,889">
            <text:p/>
          </draw:polygon>
          <draw:frame draw:style-name="gr3" draw:text-style-name="P4" draw:layer="layout" svg:width="1.511cm" svg:height="0.38cm" svg:x="10cm" svg:y="15.717cm">
            <draw:text-box>
              <text:p text:style-name="P1"><text:span text:style-name="T2">Figure 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2:59:31.406135096</meta:creation-date>
    <dc:date>2018-03-08T12:59:52.107113078</dc:date>
    <meta:editing-duration>PT21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